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" style:family="graphic" style:parent-style-name="standard">
      <style:graphic-properties draw:stroke="dash" draw:stroke-dash="Dash_20_2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106cm" svg:stroke-color="#3333cc" draw:marker-start="_35_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79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2d2db9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center" fo:text-indent="0cm" style:line-break="strict"/>
    </style:style>
    <style:style style:name="T1" style:family="text">
      <style:text-properties fo:font-size="24pt" fo:language="en" fo:country="CA" style:font-size-asian="24pt" style:font-size-complex="24pt"/>
    </style:style>
    <style:style style:name="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3" style:family="text">
      <style:text-properties fo:font-size="36pt" fo:language="en" fo:country="CA" style:font-size-asian="36pt" style:font-size-complex="36pt"/>
    </style:style>
    <style:style style:name="T4" style:family="text">
      <style:text-properties fo:font-size="24pt" fo:language="en" fo:country="CA" fo:font-weight="bold" style:font-size-asian="24pt" style:font-weight-asian="bold" style:font-size-complex="24pt" style:font-weight-complex="bold"/>
    </style:style>
    <style:style style:name="T5" style:family="text">
      <style:text-properties fo:color="#2d2db9" fo:font-size="24pt" fo:language="en" fo:country="CA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connector draw:name="Straight Arrow Connector 2" draw:style-name="gr1" draw:text-style-name="P1" draw:layer="layout" draw:type="line" svg:x1="2.8cm" svg:y1="12.099cm" svg:x2="24.241cm" svg:y2="12.101cm" svg:d="m2800 12099 21441 2">
          <text:p/>
        </draw:connector>
        <draw:connector draw:name="Straight Arrow Connector 4" draw:style-name="gr1" draw:text-style-name="P1" draw:layer="layout" draw:type="line" svg:x1="2.799cm" svg:y1="12.1cm" svg:x2="2.801cm" svg:y2="3.937cm" svg:d="m2799 12100 2-8163">
          <text:p/>
        </draw:connector>
        <draw:line draw:name="Straight Connector 6" draw:style-name="gr2" draw:text-style-name="P1" draw:layer="layout" svg:x1="8.37cm" svg:y1="3.938cm" svg:x2="8.37cm" svg:y2="14.182cm">
          <text:p/>
        </draw:line>
        <draw:custom-shape draw:name="TextBox 7" draw:style-name="gr3" draw:text-style-name="P3" draw:layer="layout" svg:width="5.768cm" svg:height="1.205cm" svg:x="2.515cm" svg:y="12.568cm">
          <text:list text:style-name="L1">
            <text:list-header>
              <text:p text:style-name="P2"><text:span text:style-name="T1">Requir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3" draw:text-style-name="P3" draw:layer="layout" svg:width="3.131cm" svg:height="1.205cm" svg:x="8.716cm" svg:y="12.581cm">
          <text:list text:style-name="L1">
            <text:list-header>
              <text:p text:style-name="P2"><text:span text:style-name="T1">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3" draw:text-style-name="P3" draw:layer="layout" svg:width="3.177cm" svg:height="1.205cm" svg:x="12.145cm" svg:y="12.581cm">
          <text:list text:style-name="L1">
            <text:list-header>
              <text:p text:style-name="P2"><text:span text:style-name="T1">Co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3" draw:text-style-name="P3" draw:layer="layout" svg:width="3.275cm" svg:height="1.205cm" svg:x="15.616cm" svg:y="12.581cm">
          <text:list text:style-name="L1">
            <text:list-header>
              <text:p text:style-name="P2"><text:span text:style-name="T1">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3" draw:text-style-name="P3" draw:layer="layout" svg:width="5.015cm" svg:height="1.205cm" svg:x="19.192cm" svg:y="12.581cm">
          <text:list text:style-name="L1">
            <text:list-header>
              <text:p text:style-name="P2"><text:span text:style-name="T1">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0" draw:style-name="gr4" draw:text-style-name="P3" draw:layer="layout" svg:width="17.665cm" svg:height="9.375cm" svg:x="3.775cm" svg:y="2.09cm">
          <text:p/>
          <draw:enhanced-geometry svg:viewBox="0 0 6360459 3375212" draw:extrusion-allowed="true" draw:glue-points="0 3375025 2191549 3213668 3993190 2877512 5404925 1922823 6359525 0" draw:glue-point-type="0 3375025 2191549 3213668 3993190 2877512 5404925 1922823 6359525 0" draw:type="non-primitive" draw:enhanced-path="M 0 3375212 C 796738 3351679 1526242 3296770 2191871 3213846 C 2857500 3130923 3458135 3092824 3993776 2877671 C 4529417 2662518 5011272 2402542 5405719 1922930 C 5800166 1443318 6242797 935690 6360459 0 N"/>
        </draw:custom-shape>
        <draw:line draw:name="Straight Connector 6" draw:style-name="gr2" draw:text-style-name="P1" draw:layer="layout" svg:x1="11.919cm" svg:y1="3.938cm" svg:x2="11.919cm" svg:y2="14.182cm">
          <text:p/>
        </draw:line>
        <draw:line draw:name="Straight Connector 6" draw:style-name="gr2" draw:text-style-name="P1" draw:layer="layout" svg:x1="15.602cm" svg:y1="3.938cm" svg:x2="15.602cm" svg:y2="14.182cm">
          <text:p/>
        </draw:line>
        <draw:line draw:name="Straight Connector 6" draw:style-name="gr2" draw:text-style-name="P1" draw:layer="layout" svg:x1="18.962cm" svg:y1="3.938cm" svg:x2="18.962cm" svg:y2="14.182cm">
          <text:p/>
        </draw:line>
        <presentation:notes draw:style-name="dp2" presentation:use-date-time-name="dtd1">
          <draw:custom-shape draw:name="Rectangle 6" draw:style-name="gr5" draw:text-style-name="P3" draw:layer="layout" svg:width="9.367cm" svg:height="1.394cm" svg:x="12.219cm" svg:y="26.54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draw:custom-shape draw:name="Rectangle 1" draw:style-name="gr6" draw:text-style-name="P3" draw:layer="layout" svg:width="8.163cm" svg:height="1.764cm" svg:x="1.68cm" svg:y="1.856cm">
          <text:list text:style-name="L1">
            <text:list-header>
              <text:p text:style-name="P5"><text:span text:style-name="T3">requirem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6" draw:text-style-name="P3" draw:layer="layout" svg:width="5.601cm" svg:height="1.76cm" svg:x="6.16cm" svg:y="3.62cm">
          <text:list text:style-name="L1">
            <text:list-header>
              <text:p text:style-name="P5"><text:span text:style-name="T3">a &amp; 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6" draw:text-style-name="P3" draw:layer="layout" svg:width="5.6cm" svg:height="1.759cm" svg:x="9.843cm" svg:y="5.38cm">
          <text:list text:style-name="L1">
            <text:list-header>
              <text:p text:style-name="P5"><text:span text:style-name="T3">sche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6" draw:text-style-name="P3" draw:layer="layout" svg:width="9.123cm" svg:height="1.76cm" svg:x="6.959cm" svg:y="7.139cm">
          <text:list text:style-name="L1">
            <text:list-header>
              <text:p text:style-name="P5"><text:span text:style-name="T3">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6" draw:text-style-name="P3" draw:layer="layout" svg:width="8.96cm" svg:height="1.759cm" svg:x="9.362cm" svg:y="8.899cm">
          <text:list text:style-name="L1">
            <text:list-header>
              <text:p text:style-name="P5"><text:span text:style-name="T3">impl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6" draw:text-style-name="P3" draw:layer="layout" svg:width="15.998cm" svg:height="1.76cm" svg:x="9.362cm" svg:y="10.658cm">
          <text:list text:style-name="L1">
            <text:list-header>
              <text:p text:style-name="P5"><text:span text:style-name="T3">t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6" draw:text-style-name="P3" draw:layer="layout" svg:width="7.038cm" svg:height="1.759cm" svg:x="18.322cm" svg:y="8.899cm">
          <text:list text:style-name="L1">
            <text:list-header>
              <text:p text:style-name="P5"><text:span text:style-name="T3">deli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6" draw:text-style-name="P3" draw:layer="layout" svg:width="9.6cm" svg:height="1.759cm" svg:x="17.202cm" svg:y="14.019cm">
          <text:list text:style-name="L1">
            <text:list-header>
              <text:p text:style-name="P5"><text:span text:style-name="T3">requiremen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6" draw:style-name="gr5" draw:text-style-name="P3" draw:layer="layout" svg:width="9.367cm" svg:height="1.394cm" svg:x="12.219cm" svg:y="26.54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1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draw:connector draw:name="Straight Arrow Connector 9" draw:style-name="gr1" draw:text-style-name="P1" draw:layer="layout" draw:type="line" svg:x1="6.009cm" svg:y1="18.251cm" svg:x2="23.283cm" svg:y2="18.253cm" svg:d="m6009 18251 17274 2">
          <text:p/>
        </draw:connector>
        <draw:connector draw:name="Straight Arrow Connector 10" draw:style-name="gr1" draw:text-style-name="P1" draw:layer="layout" draw:type="line" svg:x1="6.009cm" svg:y1="18.251cm" svg:x2="6.011cm" svg:y2="2.657cm" svg:d="m6009 18251 2-15594">
          <text:p/>
        </draw:connector>
        <draw:line draw:name="Straight Connector 11" draw:style-name="gr2" draw:text-style-name="P1" draw:layer="layout" svg:x1="11.602cm" svg:y1="3.528cm" svg:x2="11.602cm" svg:y2="18.252cm">
          <text:p/>
        </draw:line>
        <draw:custom-shape draw:name="TextBox 12" draw:style-name="gr3" draw:text-style-name="P3" draw:layer="layout" svg:width="1.924cm" svg:height="1.205cm" svg:x="8.058cm" svg:y="18.569cm">
          <text:list text:style-name="L1">
            <text:list-header>
              <text:p text:style-name="P2"><text:span text:style-name="T4">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3" draw:text-style-name="P3" draw:layer="layout" svg:width="3.749cm" svg:height="1.205cm" svg:x="12.58cm" svg:y="18.583cm">
          <text:list text:style-name="L1">
            <text:list-header>
              <text:p text:style-name="P2"><text:span text:style-name="T4">mediu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" draw:style-name="gr2" draw:text-style-name="P1" draw:layer="layout" svg:x1="17.52cm" svg:y1="3.528cm" svg:x2="17.52cm" svg:y2="18.252cm">
          <text:p/>
        </draw:line>
        <draw:custom-shape draw:name="TextBox 15" draw:style-name="gr3" draw:text-style-name="P3" draw:layer="layout" svg:width="2.288cm" svg:height="1.205cm" svg:x="18.691cm" svg:y="18.583cm">
          <text:list text:style-name="L1">
            <text:list-header>
              <text:p text:style-name="P2"><text:span text:style-name="T4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8" draw:style-name="gr2" draw:text-style-name="P1" draw:layer="layout" svg:x1="6.01cm" svg:y1="13.379cm" svg:x2="22.803cm" svg:y2="13.379cm">
          <text:p/>
        </draw:line>
        <draw:custom-shape draw:name="TextBox 29" draw:style-name="gr3" draw:text-style-name="P3" draw:layer="layout" svg:width="1.924cm" svg:height="1.205cm" draw:transform="rotate (1.5707963267949) translate (4.458cm 17.333cm)">
          <text:list text:style-name="L1">
            <text:list-header>
              <text:p text:style-name="P2"><text:span text:style-name="T4">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0" draw:style-name="gr3" draw:text-style-name="P3" draw:layer="layout" svg:width="3.749cm" svg:height="1.205cm" draw:transform="rotate (1.5707963267949) translate (4.467cm 12.845cm)">
          <text:list text:style-name="L1">
            <text:list-header>
              <text:p text:style-name="P2"><text:span text:style-name="T4">mediu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31" draw:style-name="gr2" draw:text-style-name="P1" draw:layer="layout" svg:x1="6.01cm" svg:y1="8.074cm" svg:x2="22.803cm" svg:y2="8.074cm">
          <text:p/>
        </draw:line>
        <draw:custom-shape draw:name="TextBox 32" draw:style-name="gr3" draw:text-style-name="P3" draw:layer="layout" svg:width="2.288cm" svg:height="1.205cm" draw:transform="rotate (1.5707963267949) translate (4.467cm 6.508cm)">
          <text:list text:style-name="L1">
            <text:list-header>
              <text:p text:style-name="P2"><text:span text:style-name="T4">hi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3" draw:text-style-name="P3" draw:layer="layout" svg:width="2.763cm" svg:height="1.205cm" svg:x="22.748cm" svg:y="16.413cm">
          <text:list text:style-name="L1">
            <text:list-header>
              <text:p text:style-name="P2"><text:span text:style-name="T4">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3" draw:text-style-name="P3" draw:layer="layout" svg:width="5.066cm" svg:height="1.205cm" svg:x="1.707cm" svg:y="1.058cm">
          <text:list text:style-name="L1">
            <text:list-header>
              <text:p text:style-name="P2"><text:span text:style-name="T4">Import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6" draw:style-name="gr7" draw:text-style-name="P3" draw:layer="layout" svg:width="2.386cm" svg:height="1.583cm" svg:x="6.279cm" svg:y="4.097cm">
          <text:list text:style-name="L1">
            <text:list-header>
              <text:p text:style-name="P5"><text:span text:style-name="T5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7" draw:text-style-name="P3" draw:layer="layout" svg:width="2.222cm" svg:height="1.583cm" svg:x="9.005cm" svg:y="4.097cm">
          <text:list text:style-name="L1">
            <text:list-header>
              <text:p text:style-name="P5"><text:span text:style-name="T5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7" draw:text-style-name="P3" draw:layer="layout" svg:width="2.263cm" svg:height="1.583cm" svg:x="12.219cm" svg:y="4.097cm">
          <text:list text:style-name="L1">
            <text:list-header>
              <text:p text:style-name="P5"><text:span text:style-name="T5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" draw:style-name="gr7" draw:text-style-name="P3" draw:layer="layout" svg:width="2.218cm" svg:height="1.583cm" svg:x="14.883cm" svg:y="4.097cm">
          <text:list text:style-name="L1">
            <text:list-header>
              <text:p text:style-name="P5"><text:span text:style-name="T5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" draw:style-name="gr7" draw:text-style-name="P3" draw:layer="layout" svg:width="2.24cm" svg:height="1.583cm" svg:x="18.005cm" svg:y="4.097cm">
          <text:list text:style-name="L1">
            <text:list-header>
              <text:p text:style-name="P5"><text:span text:style-name="T5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7" draw:text-style-name="P3" draw:layer="layout" svg:width="2.381cm" svg:height="1.583cm" svg:x="20.567cm" svg:y="4.097cm">
          <text:list text:style-name="L1">
            <text:list-header>
              <text:p text:style-name="P5"><text:span text:style-name="T5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2" draw:style-name="gr7" draw:text-style-name="P3" draw:layer="layout" svg:width="2.24cm" svg:height="1.583cm" svg:x="18.005cm" svg:y="6.063cm">
          <text:list text:style-name="L1">
            <text:list-header>
              <text:p text:style-name="P5"><text:span text:style-name="T5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gr7" draw:text-style-name="P3" draw:layer="layout" svg:width="2.24cm" svg:height="1.583cm" svg:x="19.121cm" svg:y="9.662cm">
          <text:list text:style-name="L1">
            <text:list-header>
              <text:p text:style-name="P5"><text:span text:style-name="T5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7" draw:text-style-name="P3" draw:layer="layout" svg:width="2.24cm" svg:height="1.579cm" svg:x="12.233cm" svg:y="8.943cm">
          <text:list text:style-name="L1">
            <text:list-header>
              <text:p text:style-name="P5"><text:span text:style-name="T5">2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7" draw:text-style-name="P3" draw:layer="layout" svg:width="2.381cm" svg:height="1.579cm" svg:x="14.799cm" svg:y="8.943cm">
          <text:list text:style-name="L1">
            <text:list-header>
              <text:p text:style-name="P5"><text:span text:style-name="T5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6" draw:style-name="gr7" draw:text-style-name="P3" draw:layer="layout" svg:width="2.24cm" svg:height="1.579cm" svg:x="12.233cm" svg:y="10.914cm">
          <text:list text:style-name="L1">
            <text:list-header>
              <text:p text:style-name="P5"><text:span text:style-name="T5">1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7" draw:style-name="gr7" draw:text-style-name="P3" draw:layer="layout" svg:width="2.386cm" svg:height="1.579cm" svg:x="6.279cm" svg:y="8.943cm">
          <text:list text:style-name="L1">
            <text:list-header>
              <text:p text:style-name="P5"><text:span text:style-name="T5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8" draw:style-name="gr7" draw:text-style-name="P3" draw:layer="layout" svg:width="2.222cm" svg:height="1.579cm" svg:x="9.005cm" svg:y="8.943cm">
          <text:list text:style-name="L1">
            <text:list-header>
              <text:p text:style-name="P5"><text:span text:style-name="T5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7" draw:text-style-name="P3" draw:layer="layout" svg:width="2.386cm" svg:height="1.579cm" svg:x="6.279cm" svg:y="10.914cm">
          <text:list text:style-name="L1">
            <text:list-header>
              <text:p text:style-name="P5"><text:span text:style-name="T5">1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7" draw:text-style-name="P3" draw:layer="layout" svg:width="2.222cm" svg:height="1.579cm" svg:x="9.005cm" svg:y="10.914cm">
          <text:list text:style-name="L1">
            <text:list-header>
              <text:p text:style-name="P5"><text:span text:style-name="T5">1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7" draw:text-style-name="P3" draw:layer="layout" svg:width="2.386cm" svg:height="1.579cm" svg:x="6.279cm" svg:y="13.829cm">
          <text:list text:style-name="L1">
            <text:list-header>
              <text:p text:style-name="P5"><text:span text:style-name="T5">1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7" draw:text-style-name="P3" draw:layer="layout" svg:width="2.222cm" svg:height="1.579cm" svg:x="9.005cm" svg:y="13.829cm">
          <text:list text:style-name="L1">
            <text:list-header>
              <text:p text:style-name="P5"><text:span text:style-name="T5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7" draw:text-style-name="P3" draw:layer="layout" svg:width="2.386cm" svg:height="1.579cm" svg:x="6.279cm" svg:y="15.8cm">
          <text:list text:style-name="L1">
            <text:list-header>
              <text:p text:style-name="P5"><text:span text:style-name="T5">1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7" draw:text-style-name="P3" draw:layer="layout" svg:width="2.222cm" svg:height="1.579cm" svg:x="9.005cm" svg:y="15.8cm">
          <text:list text:style-name="L1">
            <text:list-header>
              <text:p text:style-name="P5"><text:span text:style-name="T5">1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7" draw:text-style-name="P3" draw:layer="layout" svg:width="2.24cm" svg:height="1.583cm" svg:x="13.22cm" svg:y="15.037cm">
          <text:list text:style-name="L1">
            <text:list-header>
              <text:p text:style-name="P5"><text:span text:style-name="T5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7" draw:text-style-name="P3" draw:layer="layout" svg:width="2.24cm" svg:height="1.579cm" svg:x="18.005cm" svg:y="13.829cm">
          <text:list text:style-name="L1">
            <text:list-header>
              <text:p text:style-name="P5"><text:span text:style-name="T5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7" draw:text-style-name="P3" draw:layer="layout" svg:width="2.381cm" svg:height="1.579cm" svg:x="20.567cm" svg:y="13.829cm">
          <text:list text:style-name="L1">
            <text:list-header>
              <text:p text:style-name="P5"><text:span text:style-name="T5">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7" draw:text-style-name="P3" draw:layer="layout" svg:width="2.24cm" svg:height="1.579cm" svg:x="18.005cm" svg:y="15.8cm">
          <text:list text:style-name="L1">
            <text:list-header>
              <text:p text:style-name="P5"><text:span text:style-name="T5">2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6" draw:style-name="gr5" draw:text-style-name="P3" draw:layer="layout" svg:width="9.367cm" svg:height="1.394cm" svg:x="12.219cm" svg:y="26.542cm">
            <text:list text:style-name="L1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1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318 318" svg:d="m159 0 159 318h-318z"/>
    <draw:stroke-dash draw:name="Dash_20_2" draw:display-name="Dash 2" draw:style="rect" draw:dots2="1" draw:dots2-length="0.423cm" draw:distance="0.31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2-14T16:23:42</dc:date>
    <meta:editing-cycles>192</meta:editing-cycles>
    <meta:editing-duration>P1DT5H18M16S</meta:editing-duration>
    <meta:document-statistic meta:object-count="83"/>
    <meta:generator>LibreOffice/3.5$Windows_x86 LibreOffice_project/e0fbe70-5879838-a0745b0-0cd1158-638b327</meta:generator>
  </office:meta>
</office:document-meta>
</file>